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paragraph-rsid="000810b2" style:font-style-asian="normal" style:font-style-complex="normal"/>
    </style:style>
    <style:style style:name="T1" style:family="text">
      <style:text-properties officeooo:rsid="00066f5c"/>
    </style:style>
    <style:style style:name="T2" style:family="text">
      <style:text-properties officeooo:rsid="00080c56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Funding: </text:span>This work was supported by <text:span text:style-name="T1">the </text:span>Spanish Ministry of Science, Innovation and Universities, <text:span text:style-name="T1">p</text:span>roject <text:span text:style-name="T1">c</text:span>odes: FPU19/00028 and PID2023-148482NB-I00, <text:span text:style-name="T1">on autonomy fostering in mental health care, as well as EU COST actions ReMO CA19117 - Researcher Mental Health (ReMO)- and FOSTREN CA19133 - Fostering and Strengthening Approaches to Reducing Coercion in European Mental Health Services- scientific missions aimed at this end. </text:span></text:p>
      <text:p text:style-name="P1"/>
      <text:p text:style-name="P1"><text:span text:style-name="Strong_20_Emphasis">Ethical Approval:</text:span> Research <text:span text:style-name="T1">approved by the </text:span>Ethics Committee on People, Society and the Environment (CEIPSA), <text:span text:style-name="T1">of Universitat Rovira I Virgili, Tarragona, Spain</text:span>, <text:span text:style-name="T1">with indentification</text:span> <text:span text:style-name="T1">codes </text:span>CEIPSA-2024-PRD-0029 and CEIPSA-2022-TDO-0023, <text:span text:style-name="T2">for all work done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6:42:55.466343456</meta:creation-date>
    <dc:date>2025-06-25T16:43:17.093932036</dc:date>
    <meta:editing-duration>PT23S</meta:editing-duration>
    <meta:editing-cycles>1</meta:editing-cycles>
    <meta:document-statistic meta:table-count="0" meta:image-count="0" meta:object-count="0" meta:page-count="1" meta:paragraph-count="2" meta:word-count="93" meta:character-count="680" meta:non-whitespace-character-count="588"/>
    <meta:generator>LibreOffice/24.2.7.2$Linux_X86_64 LibreOffice_project/420$Build-2</meta:generator>
  </office:meta>
</office:document-meta>
</file>